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adornments="Regular"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language="es" fo:country="ES"/>
    </style:style>
    <style:style style:name="P2" style:family="paragraph" style:parent-style-name="Standard">
      <style:paragraph-properties fo:text-align="center" style:justify-single-word="false"/>
      <style:text-properties style:font-name="Verdana" fo:language="es" fo:country="ES" officeooo:rsid="0001e881" officeooo:paragraph-rsid="0001e881"/>
    </style:style>
    <style:style style:name="P3" style:family="paragraph" style:parent-style-name="Standard">
      <style:paragraph-properties fo:text-align="justify" style:justify-single-word="false"/>
      <style:text-properties style:font-name="Verdana" fo:language="es" fo:country="ES" officeooo:rsid="0001e881" officeooo:paragraph-rsid="0001e881"/>
    </style:style>
    <style:style style:name="P4" style:family="paragraph" style:parent-style-name="Standard">
      <style:paragraph-properties fo:text-align="justify" style:justify-single-word="false"/>
      <style:text-properties style:font-name="Verdana" fo:language="es" fo:country="ES" officeooo:rsid="0001e881" officeooo:paragraph-rsid="0003341c"/>
    </style:style>
    <style:style style:name="P5" style:family="paragraph" style:parent-style-name="Standard">
      <style:paragraph-properties fo:text-align="center" style:justify-single-word="false" fo:break-before="page"/>
      <style:text-properties style:font-name="Verdana" fo:language="es" fo:country="ES" officeooo:rsid="0001e881" officeooo:paragraph-rsid="0001e881"/>
    </style:style>
    <style:style style:name="P6" style:family="paragraph" style:parent-style-name="Standard" style:list-style-name="L3">
      <style:paragraph-properties fo:text-align="justify" style:justify-single-word="false"/>
      <style:text-properties officeooo:paragraph-rsid="000494cd"/>
    </style:style>
    <style:style style:name="P7" style:family="paragraph" style:parent-style-name="Standard">
      <style:paragraph-properties fo:text-align="justify" style:justify-single-word="false"/>
      <style:text-properties officeooo:paragraph-rsid="0001e881"/>
    </style:style>
    <style:style style:name="P8" style:family="paragraph" style:parent-style-name="Standard">
      <style:paragraph-properties fo:text-align="justify" style:justify-single-word="false"/>
      <style:text-properties officeooo:paragraph-rsid="000494cd"/>
    </style:style>
    <style:style style:name="P9" style:family="paragraph" style:parent-style-name="Standard" style:list-style-name="L5">
      <style:paragraph-properties fo:text-align="justify" style:justify-single-word="false"/>
      <style:text-properties officeooo:paragraph-rsid="000494cd"/>
    </style:style>
    <style:style style:name="P10" style:family="paragraph" style:parent-style-name="Standard" style:list-style-name="L6">
      <style:paragraph-properties fo:text-align="justify" style:justify-single-word="false"/>
      <style:text-properties officeooo:paragraph-rsid="00053c27"/>
    </style:style>
    <style:style style:name="P11" style:family="paragraph" style:parent-style-name="Standard">
      <style:paragraph-properties fo:text-align="justify" style:justify-single-word="false"/>
      <style:text-properties officeooo:paragraph-rsid="00053c27"/>
    </style:style>
    <style:style style:name="P12" style:family="paragraph" style:parent-style-name="Standard" style:list-style-name="L8">
      <style:paragraph-properties fo:text-align="justify" style:justify-single-word="false"/>
      <style:text-properties officeooo:paragraph-rsid="0001e881"/>
    </style:style>
    <style:style style:name="P13" style:family="paragraph" style:parent-style-name="Standard" style:list-style-name="L9">
      <style:paragraph-properties fo:text-align="justify" style:justify-single-word="false"/>
      <style:text-properties officeooo:paragraph-rsid="0001e881"/>
    </style:style>
    <style:style style:name="P14" style:family="paragraph" style:parent-style-name="Standard" style:list-style-name="L10">
      <style:paragraph-properties fo:text-align="justify" style:justify-single-word="false"/>
      <style:text-properties officeooo:paragraph-rsid="00053c27"/>
    </style:style>
    <style:style style:name="P15" style:family="paragraph" style:parent-style-name="Standard" style:list-style-name="L11">
      <style:paragraph-properties fo:text-align="justify" style:justify-single-word="false"/>
      <style:text-properties officeooo:paragraph-rsid="00053c27"/>
    </style:style>
    <style:style style:name="P16" style:family="paragraph" style:parent-style-name="Standard" style:list-style-name="L12">
      <style:paragraph-properties fo:text-align="justify" style:justify-single-word="false"/>
      <style:text-properties officeooo:paragraph-rsid="0001e881"/>
    </style:style>
    <style:style style:name="P17" style:family="paragraph" style:parent-style-name="Standard" style:list-style-name="L13">
      <style:paragraph-properties fo:text-align="justify" style:justify-single-word="false"/>
      <style:text-properties officeooo:paragraph-rsid="00053c27"/>
    </style:style>
    <style:style style:name="P18" style:family="paragraph" style:parent-style-name="Standard" style:list-style-name="L14">
      <style:paragraph-properties fo:text-align="justify" style:justify-single-word="false"/>
      <style:text-properties officeooo:paragraph-rsid="0006bb70"/>
    </style:style>
    <style:style style:name="P19" style:family="paragraph" style:parent-style-name="Standard" style:list-style-name="L15">
      <style:paragraph-properties fo:text-align="justify" style:justify-single-word="false"/>
      <style:text-properties officeooo:paragraph-rsid="0001e881"/>
    </style:style>
    <style:style style:name="P20" style:family="paragraph" style:parent-style-name="Standard" style:list-style-name="L15">
      <style:paragraph-properties fo:text-align="justify" style:justify-single-word="false"/>
      <style:text-properties officeooo:paragraph-rsid="00071f2a"/>
    </style:style>
    <style:style style:name="P21" style:family="paragraph" style:parent-style-name="Standard" style:list-style-name="L18">
      <style:paragraph-properties fo:text-align="justify" style:justify-single-word="false"/>
      <style:text-properties officeooo:paragraph-rsid="0001e881"/>
    </style:style>
    <style:style style:name="P22" style:family="paragraph" style:parent-style-name="Standard" style:list-style-name="L1">
      <style:paragraph-properties fo:text-align="justify" style:justify-single-word="false"/>
      <style:text-properties style:font-name="Verdana" fo:language="es" fo:country="ES" officeooo:rsid="0001e881" officeooo:paragraph-rsid="0003341c"/>
    </style:style>
    <style:style style:name="P23" style:family="paragraph" style:parent-style-name="Standard" style:list-style-name="L2">
      <style:paragraph-properties fo:text-align="justify" style:justify-single-word="false"/>
      <style:text-properties style:font-name="Verdana" fo:language="es" fo:country="ES" officeooo:rsid="0001e881" officeooo:paragraph-rsid="0003a03e"/>
    </style:style>
    <style:style style:name="P24" style:family="paragraph" style:parent-style-name="Standard">
      <style:paragraph-properties fo:text-align="justify" style:justify-single-word="false"/>
      <style:text-properties style:font-name="Verdana" fo:language="es" fo:country="ES" officeooo:rsid="0001e881" officeooo:paragraph-rsid="0001e881"/>
    </style:style>
    <style:style style:name="P25" style:family="paragraph" style:parent-style-name="Standard">
      <style:paragraph-properties fo:text-align="justify" style:justify-single-word="false"/>
      <style:text-properties style:font-name="Verdana" fo:language="es" fo:country="ES" officeooo:rsid="0001e881" officeooo:paragraph-rsid="00053c27"/>
    </style:style>
    <style:style style:name="P26" style:family="paragraph" style:parent-style-name="Standard" style:list-style-name="L9">
      <style:paragraph-properties fo:text-align="justify" style:justify-single-word="false"/>
      <style:text-properties style:font-name="Verdana" fo:language="es" fo:country="ES" officeooo:rsid="0001e881" officeooo:paragraph-rsid="00053c27"/>
    </style:style>
    <style:style style:name="P27" style:family="paragraph" style:parent-style-name="Standard" style:list-style-name="L9">
      <style:paragraph-properties fo:text-align="justify" style:justify-single-word="false"/>
      <style:text-properties style:font-name="Verdana" fo:language="es" fo:country="ES" officeooo:rsid="0001e881" officeooo:paragraph-rsid="0001e881"/>
    </style:style>
    <style:style style:name="P28" style:family="paragraph" style:parent-style-name="Standard" style:list-style-name="L13">
      <style:paragraph-properties fo:text-align="justify" style:justify-single-word="false"/>
      <style:text-properties style:font-name="Verdana" fo:language="es" fo:country="ES" officeooo:rsid="0001e881" officeooo:paragraph-rsid="0001e881"/>
    </style:style>
    <style:style style:name="P29" style:family="paragraph" style:parent-style-name="Standard">
      <style:paragraph-properties fo:text-align="justify" style:justify-single-word="false"/>
      <style:text-properties style:font-name="Verdana" fo:language="es" fo:country="ES" officeooo:rsid="0001e881" officeooo:paragraph-rsid="0006bb70"/>
    </style:style>
    <style:style style:name="P30" style:family="paragraph" style:parent-style-name="Standard" style:list-style-name="L14">
      <style:paragraph-properties fo:text-align="justify" style:justify-single-word="false"/>
      <style:text-properties style:font-name="Verdana" fo:language="es" fo:country="ES" officeooo:rsid="0001e881" officeooo:paragraph-rsid="0001e881"/>
    </style:style>
    <style:style style:name="P31" style:family="paragraph" style:parent-style-name="Standard" style:list-style-name="L15">
      <style:paragraph-properties fo:text-align="justify" style:justify-single-word="false"/>
      <style:text-properties style:font-name="Verdana" fo:language="es" fo:country="ES" officeooo:rsid="0001e881" officeooo:paragraph-rsid="0001e881"/>
    </style:style>
    <style:style style:name="P32" style:family="paragraph" style:parent-style-name="Standard" style:list-style-name="L18">
      <style:paragraph-properties fo:text-align="justify" style:justify-single-word="false"/>
      <style:text-properties style:font-name="Verdana" fo:language="es" fo:country="ES" officeooo:rsid="0001e881" officeooo:paragraph-rsid="0001e881"/>
    </style:style>
    <style:style style:name="P33" style:family="paragraph" style:parent-style-name="Standard" style:list-style-name="L18">
      <style:paragraph-properties fo:text-align="justify" style:justify-single-word="false"/>
      <style:text-properties style:font-name="Verdana" fo:language="es" fo:country="ES" officeooo:rsid="0001e881" officeooo:paragraph-rsid="00071f2a"/>
    </style:style>
    <style:style style:name="P34" style:family="paragraph" style:parent-style-name="Standard" style:list-style-name="L19">
      <style:paragraph-properties fo:text-align="justify" style:justify-single-word="false"/>
      <style:text-properties style:font-name="Verdana" fo:language="es" fo:country="ES" officeooo:rsid="0001e881" officeooo:paragraph-rsid="0001e881"/>
    </style:style>
    <style:style style:name="P35" style:family="paragraph" style:parent-style-name="Standard">
      <style:paragraph-properties fo:text-align="justify" style:justify-single-word="false"/>
      <style:text-properties style:font-name="Verdana" fo:language="es" fo:country="ES" officeooo:rsid="0001e881" officeooo:paragraph-rsid="0008102a"/>
    </style:style>
    <style:style style:name="P36" style:family="paragraph" style:parent-style-name="Standard" style:list-style-name="L20">
      <style:paragraph-properties fo:text-align="justify" style:justify-single-word="false"/>
      <style:text-properties style:font-name="Verdana" fo:language="es" fo:country="ES" officeooo:rsid="0001e881" officeooo:paragraph-rsid="0008102a"/>
    </style:style>
    <style:style style:name="P37" style:family="paragraph" style:parent-style-name="Standard" style:list-style-name="L20">
      <style:paragraph-properties fo:text-align="justify" style:justify-single-word="false"/>
      <style:text-properties style:font-name="Verdana" fo:language="es" fo:country="ES" officeooo:rsid="0001e881" officeooo:paragraph-rsid="0001e881"/>
    </style:style>
    <style:style style:name="P38" style:family="paragraph" style:parent-style-name="Standard">
      <style:paragraph-properties fo:text-align="center" style:justify-single-word="false"/>
      <style:text-properties style:font-name="Verdana" fo:language="es" fo:country="ES" officeooo:rsid="0001e881" officeooo:paragraph-rsid="0001e881"/>
    </style:style>
    <style:style style:name="P39" style:family="paragraph" style:parent-style-name="Standard" style:list-style-name="L20">
      <style:paragraph-properties fo:text-align="justify" style:justify-single-word="false"/>
      <style:text-properties style:font-name="Verdana" fo:font-size="10pt" fo:language="es" fo:country="ES" officeooo:rsid="0001e881" officeooo:paragraph-rsid="0001e881" style:font-size-asian="10pt" style:font-size-complex="10pt"/>
    </style:style>
    <style:style style:name="T1" style:family="text">
      <style:text-properties officeooo:rsid="0001e881"/>
    </style:style>
    <style:style style:name="T2" style:family="text">
      <style:text-properties officeooo:rsid="0003341c"/>
    </style:style>
    <style:style style:name="T3" style:family="text">
      <style:text-properties style:font-name="Verdana" fo:language="es" fo:country="ES" officeooo:rsid="0001e881"/>
    </style:style>
    <style:style style:name="T4" style:family="text">
      <style:text-properties style:font-name="Verdana" fo:language="es" fo:country="ES" fo:font-weight="bold" officeooo:rsid="0001e881" style:font-weight-asian="bold" style:font-weight-complex="bold"/>
    </style:style>
    <style:style style:name="T5" style:family="text">
      <style:text-properties style:font-name="Verdana" fo:language="es" fo:country="ES" officeooo:rsid="00071f2a"/>
    </style:style>
    <style:style style:name="T6" style:family="text">
      <style:text-properties fo:font-weight="bold" style:font-weight-asian="bold" style:font-weight-complex="bold"/>
    </style:style>
    <style:style style:name="T7" style:family="text">
      <style:text-properties officeooo:rsid="0007840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Universidad Nacional de Educación a Distancia</text:p>
      <text:p text:style-name="P1">E.T.S.I. Informática</text:p>
      <text:p text:style-name="P1">Dpto. de Sistemas de Comunicación y Control</text:p>
      <text:p text:style-name="P1">PRÁCTICA</text:p>
      <text:p text:style-name="P1">DE</text:p>
      <text:p text:style-name="P1">Sistemas Distribuidos </text:p>
      <text:p text:style-name="P1">(Grado en Ingeniería Informática)</text:p>
      <text:p text:style-name="P1">______________________________________________________________________</text:p>
      <text:p text:style-name="P1">Sistema básico de almacenamiento en la nube usando Java </text:p>
      <text:p text:style-name="P1">RMI</text:p>
      <text:p text:style-name="P1">Curso 2020 – 202<text:span text:style-name="T1">1</text:span></text:p>
      <text:p text:style-name="P1"/>
      <text:p text:style-name="P1"/>
      <text:p text:style-name="P1"/>
      <text:p text:style-name="P2">Alumno: Roberto José de la Fuente López</text:p>
      <text:p text:style-name="P2">DNI:</text:p>
      <text:p text:style-name="P2"><text:a xlink:type="simple" xlink:href="mailto:rfuente4@alumno.uned.es" text:style-name="Internet_20_link" text:visited-style-name="Visited_20_Internet_20_Link">rfuente4@alumno.uned.es</text:a></text:p>
      <text:p text:style-name="P2"/>
      <text:p text:style-name="P2"/>
      <text:p text:style-name="P5"/>
      <text:p text:style-name="P4"><text:span text:style-name="T2">1.- </text:span>ENUNCIADO</text:p>
      <text:p text:style-name="P4"/>
      <text:p text:style-name="P3"><text:tab/>El propósito de la práctica es el desarrollo de un software que implemente un sistema de almacenamiento de ficheros en la nube usando Java RMI.</text:p>
      <text:p text:style-name="P3"/>
      <text:p text:style-name="P3"><text:tab/>En este sistema actuaran tres tipos de actores cuyas funciones se listan a continuación:</text:p>
      <text:p text:style-name="P3"/>
      <text:list xml:id="list3707453126" text:style-name="L1">
        <text:list-item>
          <text:p text:style-name="P22">Servidor: La entidad Servidor se encarga de controlar el proceso de almacenamiento de ficheros y de gestionar los recursos de almacenaje, para ello hace uso de tres servicios:</text:p>
          <text:p text:style-name="P22"/>
        </text:list-item>
      </text:list>
      <text:list xml:id="list3713344800" text:style-name="L2">
        <text:list-item>
          <text:list>
            <text:list-item>
              <text:p text:style-name="P23">Servicio Autenticación: Se encarga de registrar y de autenticar, cuando sea necesario, las otras entidades participantes en el sistema: clientes y repositorios. Ambas entidades se tienen que dar de alta en el sistema y recibir un identificador único para poder operar y realizar almacenaje de ficheros. El registro se lleva a cabo cuando este servicio devuelve a la entidad demandante (cliente o repositorio) el identificador único con el que tiene que autenticarse para cualquier operación que lo requiera en el sistema. El identificador único puede tener el formato que creáis conveniente. Por ejemplo, un número de x cifras que se va incrementando con cada participante nuevo registrado en el sistema.</text:p>
            </text:list-item>
            <text:list-item>
              <text:p text:style-name="P23">Servicio Gestor: Este servicio se encarga de gestionar las operaciones de los clientes en relación con sus ficheros en la nube (físicamente alojados en los repositorios). Usando este servicio, el cliente podrá subir, bajar y borrar ficheros en la nube, además de listar sus ficheros almacenados y compartir ficheros con otros clientes que estén registrados en el sistema.</text:p>
            </text:list-item>
            <text:list-item>
              <text:p text:style-name="P23">Datos: Este servicio hará las funciones de una base de datos que relacione Clientes-Ficheros-Metadatos-Repositorios. Es decir, mantendrá lista de clientes y repositorios conectados al sistema, junto con los ficheros; y los relacionarán permitiendo operaciones de consulta, borrado y añadido. Los dos servicios anteriores (Servicio Autenticación y Servicio Gestor) harán uso de este servicio para realizar las operaciones sobre el estado de las entidades del sistema y sus atributos. Aunque podría usarse un sistema de gestión de bases de datos (SGBD) para implementar este servicio, esto haría muy complejo el desarrollo de la práctica y no atendería a los objetivos de la asignatura. Así pues, el equipo docente recomienda para la implementación del servicio las clases List y HashMap de Java.</text:p>
            </text:list-item>
          </text:list>
        </text:list-item>
      </text:list>
      <text:list xml:id="list2553977356" text:style-name="L3">
        <text:list-item>
          <text:p text:style-name="P6"><text:span text:style-name="T3">Repositorios: Estas entidades son las responsables de guardar en sus dispositivos de almacenamiento los ficheros que los clientes suben a la nube. Cuando un cliente solicita la subida/bajada/borrado de un fichero a través del servicio Gestor del servidor, este servicio Gestor selecciona el repositorio que le corresponde al cliente y le manda al cliente la información </text:span><text:soft-page-break/><text:span text:style-name="T3">necesaria para completar la operación. Para hacer su función, los repositorios hacen públicas las interfaces de sus dos servicios:</text:span></text:p>
        </text:list-item>
      </text:list>
      <text:list xml:id="list1021491229" text:style-name="L5">
        <text:list-item>
          <text:p text:style-name="P9"><text:span text:style-name="T3">Servicio Cliente-Operador: Este servicio se encarga de las operaciones de subida de ficheros al repositorio y borrado de los mismos. El servicio Gestor del servidor responde a la petición del cliente enviándole la URL (Ver apartado recomendaciones al final del texto) de este servicio para que pueda completar su operación.</text:span></text:p>
        </text:list-item>
        <text:list-item>
          <text:p text:style-name="P9"><text:span text:style-name="T3">Servicio Servidor-Operador: Este servicio tiene un doble objetivo. Por un lado, suministra los métodos necesarios para que el servidor gestione los lugares de almacenamiento para cada cliente y, por otro lado, se encarga de la operación de bajada de ficheros desde el repositorio al cliente, es decir, cuando un cliente quiere bajar un fichero se lo pide al servidor mediante el servicio Gestor. Una vez que el servidor averigua que repositorio aloja el fichero requerido por el cliente, éste llama a un método del Servicio Servidor-Operador y le pasa la URL del cliente para que pueda llamar al método de descarga del servicio DiscoCliente que es el que realmente se encarga de la descarga. De esta manera, no cargamos al servidor con esta operación temporalmente costosa en términos de entrada/salida y conseguimos Escalabilidad.</text:span></text:p>
        </text:list-item>
      </text:list>
      <text:list xml:id="list1521275953" text:style-name="L6">
        <text:list-item>
          <text:p text:style-name="P10"><text:span text:style-name="T3">Clientes: Son los propietarios de los ficheros. Se registran en el sistema a través del servidor para poder subir, gestionar y almacenar sus ficheros en un repositorio en la nube. El cliente publica la interfaz de un servicio cuyo nombre es DiscoCliente que será utilizado por el servicio Servidor-Operador del repositorio para descargar al disco duro local del cliente el fichero que este considere oportuno. </text:span></text:p>
        </text:list-item>
      </text:list>
      <text:p text:style-name="P11"><text:span text:style-name="T3"/></text:p>
      <text:p text:style-name="P11"><text:span text:style-name="T3"><text:tab/>Recordad, tal y como hemos indicado, que el servidor nunca se encarga de subir/bajar los ficheros, sólo de gestionar estas operaciones y llevar un registro mediante su Servicio Datos. Estas operaciones costosas se harán desde los servicios Servidor-Operador y DiscoCliente para evitar cargar al servidor y permitir la escalabilidad del sistema fácilmente. </text:span></text:p>
      <text:p text:style-name="P11"><text:span text:style-name="T3"/></text:p>
      <text:p text:style-name="P11"><text:span text:style-name="T3"><text:tab/>Para simplificar, el sistema sólo admitirá la gestión de ficheros y no la creación de un árbol de carpetas por cada cuenta de cliente en el repositorio, es decir, el cliente podrá subir ficheros, pero no crear carpetas donde guardarlos. Cada repositorio creará una carpeta por cada cliente que alojará todos los ficheros del mismo. (Las carpetas se crearán en el path donde se encuentre el ejecutable del repositorio).</text:span></text:p>
      <text:p text:style-name="P8"><text:span text:style-name="T3"/></text:p>
      <text:p text:style-name="P3">Operativa</text:p>
      <text:p text:style-name="P3"/>
      <text:p text:style-name="P3"><text:tab/>Inicialmente la entidad Servidor levanta sus tres servicios: Autenticación, Gestor y Datos.</text:p>
      <text:p text:style-name="P3"/>
      <text:p text:style-name="P3"><text:soft-page-break/><text:tab/>El/Los repositorio/s se autentican en el sistema mediante el servicio Autenticación del servidor, devolviéndole éste un identificador único. El repositorio a partir de este momento está listo para almacenar los ficheros de los clientes.</text:p>
      <text:p text:style-name="P3"/>
      <text:p text:style-name="P3"><text:tab/>El/Los cliente/s se autentican en el sistema mediante el servicio Autenticación del servidor, devolviéndole éste un identificador único. En este momento, el servidor le asigna al cliente un repositorio y guarda esta relación a través del servicio Datos. Además, el servidor manda crear una carpeta en el dispositivo de almacenamiento del repositorio mediante el servicio Servidor-Operador. Esta carpeta tendrá por nombre el identificador único del cliente y dentro se alojarán todos sus ficheros en propiedad.</text:p>
      <text:p text:style-name="P3"/>
      <text:p text:style-name="P3"><text:tab/>Una vez que el cliente está registrado en el sistema, podrá realizar las operaciones de subida/bajada/borrado de ficheros en la nube. Operaciones gestionadas por el servidor y ejecutadas en la carpeta que cada cliente tiene en el repositorio que le corresponde.</text:p>
      <text:p text:style-name="P3"/>
      <text:p text:style-name="P3"><text:tab/>Además, el cliente puede pedir un listado de otros clientes conectados al sistema y permitirles el acceso para la descarga de sus ficheros “Compartir ficheros” (Está operación de compartir no se exige y será opcional).</text:p>
      <text:p text:style-name="P3"/>
      <text:p text:style-name="P3"><text:tab/>En la figura siguiente podemos observar de forma esquemática la operativa del sistema:</text:p>
      <text:p text:style-name="P3"/>
      <text:p text:style-name="P3">Interfaz</text:p>
      <text:p text:style-name="P3"/>
      <text:list xml:id="list4257617471" text:style-name="L8">
        <text:list-item>
          <text:p text:style-name="P12"><text:span text:style-name="T3">El Servidor debe permitir mediante su interfaz las siguientes operaciones:</text:span></text:p>
          <text:p text:style-name="P12"><text:span text:style-name="T3"/></text:p>
        </text:list-item>
      </text:list>
      <text:list xml:id="list2771598661" text:style-name="L9">
        <text:list-item>
          <text:p text:style-name="P13"><text:span text:style-name="T3">Listar Clientes.</text:span></text:p>
        </text:list-item>
        <text:list-item>
          <text:p text:style-name="P26">Listar Repositorios.</text:p>
        </text:list-item>
        <text:list-item>
          <text:p text:style-name="P26">Listar Parejas Repositorio-Cliente.</text:p>
        </text:list-item>
        <text:list-item>
          <text:p text:style-name="P27">Salir.</text:p>
        </text:list-item>
      </text:list>
      <text:p text:style-name="P25"/>
      <text:list xml:id="list3290480535" text:style-name="L10">
        <text:list-item>
          <text:p text:style-name="P14"><text:span text:style-name="T3">Los Repositorios deben permitir mediante su interfaz las siguientes operaciones:</text:span></text:p>
        </text:list-item>
      </text:list>
      <text:list xml:id="list4277432012" text:style-name="L11">
        <text:list-item>
          <text:p text:style-name="P15"><text:span text:style-name="T3">Listar Clientes.</text:span></text:p>
        </text:list-item>
        <text:list-item>
          <text:p text:style-name="P15"><text:span text:style-name="T3">Listar ficheros del Cliente.</text:span></text:p>
        </text:list-item>
        <text:list-item>
          <text:p text:style-name="P15"><text:span text:style-name="T3">Salir.</text:span></text:p>
        </text:list-item>
      </text:list>
      <text:p text:style-name="P7"><text:span text:style-name="T3"/></text:p>
      <text:list xml:id="list516011045" text:style-name="L12">
        <text:list-item>
          <text:p text:style-name="P16"><text:span text:style-name="T3">Los Clientes deben permitir mediante su interfaz las siguientes operaciones:</text:span></text:p>
        </text:list-item>
      </text:list>
      <text:p text:style-name="P25"/>
      <text:list xml:id="list371783783" text:style-name="L13">
        <text:list-item>
          <text:p text:style-name="P17"><text:span text:style-name="T3">Subir fichero.</text:span></text:p>
        </text:list-item>
        <text:list-item>
          <text:p text:style-name="P28">Bajar fichero.</text:p>
        </text:list-item>
        <text:list-item>
          <text:p text:style-name="P28">Borrar fichero.</text:p>
        </text:list-item>
        <text:list-item>
          <text:p text:style-name="P28">Compartir fichero (Opcional).</text:p>
        </text:list-item>
        <text:list-item>
          <text:p text:style-name="P28">Listar ficheros.</text:p>
        </text:list-item>
        <text:list-item>
          <text:p text:style-name="P28"><text:soft-page-break/>Listar Clientes del sistema.</text:p>
        </text:list-item>
        <text:list-item>
          <text:p text:style-name="P28">Salir.</text:p>
        </text:list-item>
      </text:list>
      <text:p text:style-name="P3"/>
      <text:p text:style-name="P3"><text:tab/>En caso de implementarse la opción de compartir ficheros, la operación “5.- Listar ficheros” debe mostrar tanto los ficheros en propiedad del cliente como los que puede obtener a través de la compartición que hacen otros clientes.</text:p>
      <text:p text:style-name="P3">IMPORTANTE: Cuando arrancan las aplicaciones de los Clientes y los Repositorios <text:s/>debe aparecer inicialmente un menú con las siguientes opciones, antes de los menús anteriores. Éste debe permitir el registro de un nuevo usuario (cliente o repositorio según corresponda) en el sistema y/o autenticarse: </text:p>
      <text:p text:style-name="P29"/>
      <text:list xml:id="list2232442506" text:style-name="L14">
        <text:list-item>
          <text:p text:style-name="P18"><text:span text:style-name="T3">Registrar un nuevo usuario. </text:span></text:p>
        </text:list-item>
        <text:list-item>
          <text:p text:style-name="P30">Autenticarse en el sistema (hacer login). </text:p>
        </text:list-item>
        <text:list-item>
          <text:p text:style-name="P30">Salir</text:p>
        </text:list-item>
      </text:list>
      <text:p text:style-name="P3"/>
      <text:p text:style-name="P3">Especificaciones Generales</text:p>
      <text:p text:style-name="P3"/>
      <text:list xml:id="list831003680" text:style-name="L15">
        <text:list-item>
          <text:p text:style-name="P19"><text:span text:style-name="T3">Se debe utilizar código 100% Java JDK. No se admiten librerías de terceros.</text:span></text:p>
          <text:p text:style-name="P19"><text:span text:style-name="T3"/></text:p>
        </text:list-item>
        <text:list-item>
          <text:p text:style-name="P31">La sintaxis de llamada desde la línea de comandos tiene que ser:</text:p>
          <text:p text:style-name="P19"><text:span text:style-name="T3"/></text:p>
          <text:list>
            <text:list-item>
              <text:p text:style-name="P19"><text:span text:style-name="T3">servidor (para iniciar el programa Servidor y sus servicios).</text:span></text:p>
            </text:list-item>
            <text:list-item>
              <text:p text:style-name="P31">repositorio (para iniciar un programa Repositorio y sus servicios).</text:p>
            </text:list-item>
            <text:list-item>
              <text:p text:style-name="P31">cliente (para iniciar un programa Cliente y su servicio).</text:p>
            </text:list-item>
          </text:list>
        </text:list-item>
      </text:list>
      <text:p text:style-name="P3"/>
      <text:list xml:id="list165011518509303" text:continue-numbering="true" text:style-name="L15">
        <text:list-item>
          <text:p text:style-name="P20"><text:span text:style-name="T3">Para cumplir con esta sintaxis de llamada hay que crear ficheros en batería (.bat o .sh) para arrancar las aplicaciones. Se recomienda que dentro de estos ficheros haya sólo una línea: </text:span><text:span text:style-name="T4">java -jar nombre_fichero.jar</text:span><text:span text:style-name="T3">. No incluir dentro de los ficheros en batería órdenes para cambiar el path del sistema operativo, esto no es limpio y no suele funcionar.</text:span></text:p>
        </text:list-item>
        <text:list-item>
          <text:p text:style-name="P20"><text:span text:style-name="T3">Por motivos de claridad, cada clase Java debe almacenarse en un fichero .java</text:span></text:p>
        </text:list-item>
        <text:list-item>
          <text:p text:style-name="P20"><text:span text:style-name="T3">Todos los ficheros deben incluir, mediante comentarios al inicio de los mismos, todos los datos del autor: nombre, apellidos y correo electrónico.</text:span></text:p>
        </text:list-item>
        <text:list-item>
          <text:p text:style-name="P20"><text:span text:style-name="T3">Antes de empezar a programar nada, le recomendamos que se lea varias veces esta memoria y que se haga un pequeño esquema planteando las relaciones entre cada una de las partes funcionales de la aplicación que se le pide.</text:span></text:p>
        </text:list-item>
        <text:list-item>
          <text:p text:style-name="P20"><text:span text:style-name="T3">Se recomienda encapsular el código dentro de ficheros .jar. Esta es una forma elegante, eficiente y compacta de presentar la aplicación final.</text:span></text:p>
        </text:list-item>
        <text:list-item>
          <text:p text:style-name="P20"><text:span text:style-name="T3">Pueden tomarse las decisiones de diseño que se consideren oportunas, siempre y cuando vayan en consonancia con el enunciado de la práctica y queden perfectamente comentadas en la memoria de la práctica que tiene que entregar.</text:span></text:p>
        </text:list-item>
        <text:list-item>
          <text:p text:style-name="P20"><text:span text:style-name="T3">En los foros de la asignatura no se pueden hacer preguntas del tipo: No me funciona el programa porque me sale este error/excepción. ¿Podrían indicarme </text:span></text:p>
        </text:list-item>
      </text:list>
      <text:p text:style-name="P3">dentro de mi código fuente donde está el error o qué funciona mal?</text:p>
      <text:p text:style-name="P3"><text:soft-page-break/>_______________________________________________________________</text:p>
      <text:p text:style-name="P2">CONSIDERACIONES DE DESARROLLO _______________________________________________________________</text:p>
      <text:p text:style-name="P3"/>
      <text:p text:style-name="P3"><text:tab/>RMI se estudia en el libro de texto básico, aunque es muy recomendable mirar el contenido de los siguientes enlaces:</text:p>
      <text:p text:style-name="P3"/>
      <text:list xml:id="list188547988" text:style-name="L18">
        <text:list-item>
          <text:p text:style-name="P21"><text:span text:style-name="T3">http://docs.oracle.com/javase/8/docs/technotes/guides/rmi/index.html, página We</text:span><text:span text:style-name="T5">b </text:span><text:span text:style-name="T3">oficial de RMI, donde se proporciona una documentación muy amplia (en inglés) sobre la utilización de RMI y las clases asociadas. </text:span></text:p>
          <text:p text:style-name="P32"/>
        </text:list-item>
        <text:list-item>
          <text:p text:style-name="P32">http://docs.oracle.com/javase/tutorial/rmi/index.html, tutorial que ayuda a entender y comprender la arquitectura de RMI. Es muy recomendable su lectura.</text:p>
          <text:p text:style-name="P32"/>
        </text:list-item>
        <text:list-item>
          <text:p text:style-name="P32">Los capítulos sobre Java RMI del Libro de la bibliografía complementaria: ISBN: 978-0201796449, Título: Distributed Computing: Principles and Applications., Autor M.L. Liu.,Editorial Addison Wesley Higher Education. (Existe también versión en castellano).</text:p>
          <text:p text:style-name="P32"/>
        </text:list-item>
        <text:list-item>
          <text:p text:style-name="P32">Sesiones 5, 6 ,7 y 8 de las tutorías Intercampus de este curso. </text:p>
          <text:p text:style-name="P32"/>
        </text:list-item>
        <text:list-item>
          <text:p text:style-name="P33">Vídeo tutorial del alumno Fermín Silva sobre Java RMI en Eclipse.</text:p>
          <text:p text:style-name="P33">http://www.youtube.com/watch?v=vnWBrCSjb44</text:p>
        </text:list-item>
      </text:list>
      <text:p text:style-name="P3"/>
      <text:p text:style-name="P3"><text:tab/>De esta manera, se obtienen los conocimientos mínimos necesarios para ejecutar una aplicación distribuida RMI de ejemplo que sirva de base para el desarrollo de esta práctica.</text:p>
      <text:p text:style-name="P3"/>
      <text:p text:style-name="P3"><text:tab/>Por favor, a la hora de implementar vuestra aplicación, no preguntéis en todas las opciones de los programas ¿Está seguro (s/n)? como sale en el vídeo de Fermín, ya que es muy farragoso a la hora de corregir.</text:p>
      <text:p text:style-name="P3"/>
      <text:p text:style-name="P3"><text:tab/>Además, en el curso virtual de la asignatura, se pondrá un enlace desde donde se podrá <text:span text:style-name="T6">descargar la clase fichero.java</text:span>. Esta clase Serializable ya tiene implementados los métodos de lectura y escritura de ficheros en disco, junto con un sistema de comprobación por Checksum.</text:p>
      <text:p text:style-name="P3"/>
      <text:p text:style-name="P3">Detalles sobre las clases de la práctica</text:p>
      <text:p text:style-name="P3"/>
      <text:p text:style-name="P3"><text:tab/>Con el objetivo de tener cierto orden, unificación y coherencia en el código que se entrega y para facilitar su posterior corrección, se tienen que nombrar obligatoriamente las clases/interfaces principales del programa de la siguiente manera:</text:p>
      <text:p text:style-name="P3"/>
      <text:list xml:id="list91474025" text:style-name="L19">
        <text:list-item>
          <text:p text:style-name="P34">Servidor: Clase que contiene el main de la entidad Servidor.</text:p>
        </text:list-item>
        <text:list-item>
          <text:p text:style-name="P34"><text:soft-page-break/>Repositorio: Clase que contiene el main de la entidad Repositorio.</text:p>
        </text:list-item>
        <text:list-item>
          <text:p text:style-name="P34">Cliente: Clase que contiene el main de la entidad Cliente.</text:p>
        </text:list-item>
        <text:list-item>
          <text:p text:style-name="P34">ServicioAutenticacionInterface: contiene la interfaz remota del servicio de autenticación que depende de la entidad Servidor.</text:p>
        </text:list-item>
        <text:list-item>
          <text:p text:style-name="P34">ServicioAutenticacionImpl: clase que implementa la interfaz remota anterior.</text:p>
        </text:list-item>
        <text:list-item>
          <text:p text:style-name="P34">ServicioGestorInterface: contiene la interfaz remota del servicio Gestor que depende de la entidad Servidor.</text:p>
        </text:list-item>
        <text:list-item>
          <text:p text:style-name="P34">ServicioGestorImpl: clase que implementa la interfaz remota anterior.</text:p>
        </text:list-item>
        <text:list-item>
          <text:p text:style-name="P34">ServicioDatosInterface: contiene la interfaz remota del servicio Datos que depende de la entidad Servidor.</text:p>
        </text:list-item>
        <text:list-item>
          <text:p text:style-name="P34">ServicioDatosImpl: clase que implementa la interfaz remota anterior.</text:p>
        </text:list-item>
        <text:list-item>
          <text:p text:style-name="P34">ServicioSrOperadorInterface: contiene la interfaz remota del servicio Servidor-Operador que depende de la entidad Repositorio.</text:p>
        </text:list-item>
        <text:list-item>
          <text:p text:style-name="P34">ServicioSrOperadorImpl: clase que implementa la interfaz remota anterior.</text:p>
        </text:list-item>
        <text:list-item>
          <text:p text:style-name="P34">ServicioClOperadorInterface: contiene la interfaz remota del servicio Cliente-Operador que depende de la entidad Repositorio.</text:p>
        </text:list-item>
        <text:list-item>
          <text:p text:style-name="P34">ServicioClOperadorImpl: clase que implementa la interfaz remota anterior.</text:p>
        </text:list-item>
        <text:list-item>
          <text:p text:style-name="P34">ServicioDiscoClienteInterface: contiene la interfaz remota del servicio DiscoCliente que depende de la entidad Cliente.</text:p>
        </text:list-item>
        <text:list-item>
          <text:p text:style-name="P34">ServicioDiscoClienteImpl: clase que implementa la interfaz remota anterior.</text:p>
        </text:list-item>
        <text:list-item>
          <text:p text:style-name="P34">Fichero: clase que implementa las operaciones de lectura/escritura de ficheros en disco (suministrada por el equipo docente).</text:p>
        </text:list-item>
      </text:list>
      <text:p text:style-name="P3"/>
      <text:p text:style-name="P3"><text:tab/>Aparte de éstas, se pueden utilizar todas las clases que sean necesarias, pero no olvidar describir detalladamente su función en la memoria de la practica, así como, su lugar en el diagrama de clases. </text:p>
      <text:p text:style-name="P3"/>
      <text:p text:style-name="P3">RECOMENDACIONES: </text:p>
      <text:p text:style-name="P35"/>
      <text:list xml:id="list1227962771" text:style-name="L20">
        <text:list-item>
          <text:p text:style-name="P36">Nombrar los objetos remotos usando una URL que recoja toda la información sobre su dirección-puerto, servicio que presta e identificador de su proveedor; como se hace en el libro de M. L. Liu:</text:p>
          <text:p text:style-name="P37"/>
        </text:list-item>
        <text:list-item>
          <text:p text:style-name="P39">URL_nombre="rmi://"+ip+":"+rmiport+"/"+nombre_servicio+"/"+identificador_unico;</text:p>
        </text:list-item>
        <text:list-item>
          <text:p text:style-name="P39">Naming.rebind(URL_nombre, objExportado);</text:p>
          <text:p text:style-name="P37"/>
        </text:list-item>
        <text:list-item>
          <text:p text:style-name="P37">Crear una clase metadatos e instanciar un nuevo objeto de este tipo por cada fichero nuevo que se suba al sistema. Esta clase debe tener varios campos que identifique al fichero como su nombre, identificador único de su propietario, etc. </text:p>
          <text:p text:style-name="P37"/>
        </text:list-item>
        <text:list-item>
          <text:p text:style-name="P37">Desarrollar el código poco a poco e ir compilando conforme se vayan obteniendo unidades funcionales.</text:p>
          <text:p text:style-name="P37"/>
        </text:list-item>
        <text:list-item>
          <text:p text:style-name="P37"><text:soft-page-break/>No es necesario cargar rmiregistry desde la línea de comandos, es posible crear una instancia del mismo mediante:</text:p>
        </text:list-item>
        <text:list-item>
          <text:p text:style-name="P37"/>
        </text:list-item>
        <text:list-item>
          <text:p text:style-name="P39">LocateRegistry.createRegistry(por<text:span text:style-name="T7">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adornments="Regular"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0.3$Windows_x86 LibreOffice_project/98c6a8a1c6c7b144ce3cc729e34964b47ce25d62</meta:generator>
    <dc:date>2021-05-27T16:50:07.464000000</dc:date>
    <meta:editing-duration>PT51M49S</meta:editing-duration>
    <meta:editing-cycles>11</meta:editing-cycles>
    <meta:document-statistic meta:table-count="0" meta:image-count="0" meta:object-count="0" meta:page-count="8" meta:paragraph-count="122" meta:word-count="2174" meta:character-count="14347" meta:non-whitespace-character-count="12332"/>
  </office:meta>
</office:document-meta>
</file>